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8"/>
    <style:style style:name="ce3" style:family="table-cell" style:parent-style-name="Default" style:data-style-name="N39"/>
    <style:style style:name="ce4" style:family="table-cell" style:parent-style-name="Default" style:data-style-name="N0">
      <style:table-cell-properties fo:border="thin solid #000000"/>
      <style:text-properties fo:font-weight="bold" style:font-weight-asian="bold" style:font-weight-complex="bold"/>
    </style:style>
    <style:style style:name="ce5" style:family="table-cell" style:parent-style-name="Default" style:data-style-name="N38">
      <style:table-cell-properties fo:border="thin solid #000000" style:vertical-align="automatic" style:repeat-content="false"/>
      <style:paragraph-properties fo:text-align="center"/>
      <style:text-properties fo:font-weight="bold" style:font-weight-asian="bold" style:font-weight-complex="bold"/>
    </style:style>
    <style:style style:name="ce6" style:family="table-cell" style:parent-style-name="Default" style:data-style-name="N39">
      <style:table-cell-properties fo:border="thin solid #000000" style:vertical-align="automatic" style:repeat-content="false"/>
      <style:paragraph-properties fo:text-align="center"/>
      <style:text-properties fo:font-weight="bold" style:font-weight-asian="bold" style:font-weight-complex="bold"/>
    </style:style>
    <style:style style:name="ce7" style:family="table-cell" style:parent-style-name="Default" style:data-style-name="N38">
      <style:table-cell-properties fo:border="thin solid #000000" style:vertical-align="automatic" style:repeat-content="false"/>
      <style:paragraph-properties fo:text-align="center"/>
    </style:style>
    <style:style style:name="ce8" style:family="table-cell" style:parent-style-name="Default" style:data-style-name="N39">
      <style:table-cell-properties fo:border="thin solid #000000" style:vertical-align="automatic" style:repeat-content="false"/>
      <style:paragraph-properties fo:text-align="center"/>
    </style:style>
    <style:style style:name="ce9" style:family="table-cell" style:parent-style-name="Default" style:data-style-name="N39">
      <style:table-cell-properties fo:border="thin solid #000000" style:vertical-align="automatic" style:repeat-content="false"/>
      <style:paragraph-properties fo:text-align="center"/>
      <style:text-properties fo:color="#00B050"/>
    </style:style>
    <style:style style:name="ce10" style:family="table-cell" style:parent-style-name="Default" style:data-style-name="N38">
      <style:table-cell-properties fo:border="thin solid #000000" style:vertical-align="automatic" style:repeat-content="false"/>
      <style:paragraph-properties fo:text-align="center"/>
      <style:text-properties fo:color="#00B050"/>
    </style:style>
    <style:style style:name="ce11" style:family="table-cell" style:parent-style-name="Default" style:data-style-name="N0">
      <style:table-cell-properties fo:border="thin solid #000000"/>
    </style:style>
    <style:style style:name="ce12" style:family="table-cell" style:parent-style-name="Default" style:data-style-name="N0">
      <style:table-cell-properties style:vertical-align="middle" fo:wrap-option="wrap" style:repeat-content="false"/>
      <style:paragraph-properties fo:text-align="center"/>
    </style:style>
    <style:style style:name="co1" style:family="table-column">
      <style:table-column-properties fo:break-before="auto" style:column-width="2.936875cm"/>
    </style:style>
    <style:style style:name="co2" style:family="table-column">
      <style:table-column-properties fo:break-before="auto" style:column-width="6.21770833333333cm"/>
    </style:style>
    <style:style style:name="co3" style:family="table-column">
      <style:table-column-properties fo:break-before="auto" style:column-width="6.05895833333333cm"/>
    </style:style>
    <style:style style:name="co4" style:family="table-column">
      <style:table-column-properties fo:break-before="auto" style:column-width="5.58270833333333cm" style:use-optimal-column-width="true"/>
    </style:style>
    <style:style style:name="co5"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2"/>
        <table:table-column table:style-name="co3" table:default-cell-style-name="ce3"/>
        <table:table-column table:style-name="co4" table:default-cell-style-name="ce3"/>
        <table:table-column table:style-name="co5" table:number-columns-repeated="16380" table:default-cell-style-name="ce1"/>
        <table:table-row table:style-name="ro1">
          <table:table-cell table:style-name="ce11"/>
          <table:table-cell office:value-type="string" table:style-name="ce5">
            <text:p>Random Forest</text:p>
          </table:table-cell>
          <table:table-cell office:value-type="string" table:style-name="ce6">
            <text:p>Random Forest - PCA</text:p>
          </table:table-cell>
          <table:table-cell office:value-type="string" table:style-name="ce6">
            <text:p><text:s/>Random Forest - 4 best features</text:p>
          </table:table-cell>
          <table:table-cell table:number-columns-repeated="16380"/>
        </table:table-row>
        <table:table-row table:style-name="ro1">
          <table:table-cell office:value-type="string" table:style-name="ce4">
            <text:p>Accuracy:<text:s text:c="2"/></text:p>
          </table:table-cell>
          <table:table-cell office:value-type="float" office:value="0.97821229050279301" table:style-name="ce10">
            <text:p>0.9782122905027930</text:p>
          </table:table-cell>
          <table:table-cell office:value-type="float" office:value="0.96536312849161998" table:style-name="ce8">
            <text:p>0.9653631284916200</text:p>
          </table:table-cell>
          <table:table-cell office:value-type="float" office:value="0.97821229050279301" table:style-name="ce9">
            <text:p>0.9782122905027930</text:p>
          </table:table-cell>
          <table:table-cell table:number-columns-repeated="16380"/>
        </table:table-row>
        <table:table-row table:style-name="ro1">
          <table:table-cell office:value-type="string" table:style-name="ce4">
            <text:p>Precision:<text:s/></text:p>
          </table:table-cell>
          <table:table-cell office:value-type="float" office:value="0.958653780379357" table:style-name="ce10">
            <text:p>0.9586537803793570</text:p>
          </table:table-cell>
          <table:table-cell office:value-type="float" office:value="0.934541227402092" table:style-name="ce8">
            <text:p>0.9345412274020920</text:p>
          </table:table-cell>
          <table:table-cell office:value-type="float" office:value="0.95725006715072702" table:style-name="ce8">
            <text:p>0.9572500671507270</text:p>
          </table:table-cell>
          <table:table-cell table:number-columns-repeated="16380"/>
        </table:table-row>
        <table:table-row table:style-name="ro1">
          <table:table-cell office:value-type="string" table:style-name="ce4">
            <text:p>Recall:<text:s text:c="2"/></text:p>
          </table:table-cell>
          <table:table-cell office:value-type="float" office:value="0.90378047276700302" table:style-name="ce7">
            <text:p>0.9037804727670030</text:p>
          </table:table-cell>
          <table:table-cell office:value-type="float" office:value="0.84195886015147103" table:style-name="ce8">
            <text:p>0.8419588601514710</text:p>
          </table:table-cell>
          <table:table-cell office:value-type="float" office:value="0.90518468387088102" table:style-name="ce9">
            <text:p>0.9051846838708810</text:p>
          </table:table-cell>
          <table:table-cell table:number-columns-repeated="16380"/>
        </table:table-row>
        <table:table-row table:style-name="ro1">
          <table:table-cell office:value-type="string" table:style-name="ce4">
            <text:p>F1:<text:s text:c="2"/></text:p>
          </table:table-cell>
          <table:table-cell office:value-type="float" office:value="0.92905487804877995" table:style-name="ce7">
            <text:p>0.9290548780487800</text:p>
          </table:table-cell>
          <table:table-cell office:value-type="float" office:value="0.88143973061670999" table:style-name="ce8">
            <text:p>0.8814397306167100</text:p>
          </table:table-cell>
          <table:table-cell office:value-type="float" office:value="0.92926901180268195" table:style-name="ce9">
            <text:p>0.9292690118026820</text:p>
          </table:table-cell>
          <table:table-cell table:number-columns-repeated="16380"/>
        </table:table-row>
        <table:table-row table:style-name="ro1">
          <table:table-cell office:value-type="string" table:style-name="ce4">
            <text:p>AUC:<text:s text:c="2"/></text:p>
          </table:table-cell>
          <table:table-cell office:value-type="float" office:value="0.90378047276700302" table:style-name="ce7">
            <text:p>0.9037804727670030</text:p>
          </table:table-cell>
          <table:table-cell office:value-type="float" office:value="0.84195886015147103" table:style-name="ce8">
            <text:p>0.8419588601514710</text:p>
          </table:table-cell>
          <table:table-cell office:value-type="float" office:value="0.90518468387088102" table:style-name="ce9">
            <text:p>0.9051846838708810</text:p>
          </table:table-cell>
          <table:table-cell table:number-columns-repeated="16380"/>
        </table:table-row>
        <table:table-row table:style-name="ro1">
          <table:table-cell office:value-type="string" table:style-name="ce4">
            <text:p>ROC AUC:<text:s text:c="2"/></text:p>
          </table:table-cell>
          <table:table-cell office:value-type="float" office:value="0.90378047276700302" table:style-name="ce7">
            <text:p>0.9037804727670030</text:p>
          </table:table-cell>
          <table:table-cell office:value-type="float" office:value="0.84195886015147103" table:style-name="ce8">
            <text:p>0.8419588601514710</text:p>
          </table:table-cell>
          <table:table-cell office:value-type="float" office:value="0.90518468387088102" table:style-name="ce9">
            <text:p>0.9051846838708810</text:p>
          </table:table-cell>
          <table:table-cell table:number-columns-repeated="16380"/>
        </table:table-row>
        <table:table-row table:style-name="ro1">
          <table:table-cell table:number-columns-repeated="16384"/>
        </table:table-row>
        <table:table-row table:style-name="ro1">
          <table:table-cell office:value-type="string" table:number-columns-spanned="4" table:number-rows-spanned="3" table:style-name="ce12">
            <text:p>We can tell that by reducing the number of features, keeping the most important ones, the algorithm returns (slightly) better results. Thus, proving that feature selection is an important procedure during the pre-processig step.</text:p>
          </table:table-cell>
          <table:covered-table-cell table:number-columns-repeated="3"/>
          <table:table-cell table:number-columns-repeated="16380"/>
        </table:table-row>
        <table:table-row table:number-rows-repeated="2" table:style-name="ro1">
          <table:covered-table-cell/>
          <table:covered-table-cell table:number-columns-repeated="3"/>
          <table:table-cell table:number-columns-repeated="16380"/>
        </table:table-row>
        <table:table-row table:number-rows-repeated="104856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8P0">
      <number:number number:decimal-places="16" number:min-integer-digits="1"/>
    </number:number-style>
    <number:number-style style:name="N38">
      <style:text-properties fo:color="#FF0000"/>
      <number:number number:decimal-places="16" number:min-integer-digits="1"/>
      <style:map style:condition="value()&gt;=0" style:apply-style-name="N38P0"/>
    </number:number-style>
    <number:number-style style:name="N39">
      <number:number number:decimal-places="16"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Giorgos Arampatzis</meta:initial-creator>
    <dc:creator>Giorgos Arampatzis</dc:creator>
    <meta:creation-date>2020-12-16T09:53:04Z</meta:creation-date>
    <dc:date>2020-12-16T10:07:09Z</dc:date>
  </office:meta>
</office:document-meta>
</file>